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</office:automatic-styles>
  <office:body>
    <office:text text:use-soft-page-breaks="true">
      <text:p text:style-name="P1">Lisa:</text:p>
      <text:p text:style-name="NoSpacing">Statespace</text:p>
      <text:p text:style-name="NoSpacing">kritieke onbereden (vragen: alle of alleen kritieke)</text:p>
      <text:p text:style-name="NoSpacing">heel Nederland</text:p>
      <text:p text:style-name="NoSpacing"/>
      <text:p text:style-name="NoSpacing">Dorinda:</text:p>
      <text:p text:style-name="NoSpacing">Random simulated annealing</text:p>
      <text:p text:style-name="NoSpacing">Readme</text:p>
      <text:p text:style-name="NoSpacing">Nieuwe manier om trajecten op te stellen (met hill climbing verbeteren)</text:p>
      <text:p text:style-name="NoSpacing"/>
      <text:p text:style-name="NoSpacing">Argumenten meegeven voor runn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8-11-28T12:43:00Z</meta:creation-date>
    <dc:date>2018-11-28T12:50:00Z</dc:date>
    <meta:template xlink:href="Normal" xlink:type="simple"/>
    <meta:editing-cycles>2</meta:editing-cycles>
    <meta:editing-duration>PT300S</meta:editing-duration>
    <meta:document-statistic meta:page-count="1" meta:paragraph-count="1" meta:word-count="36" meta:character-count="233" meta:row-count="1" meta:non-whitespace-character-count="198"/>
  </office:meta>
</office:document-meta>
</file>